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SSB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673" calcext:value-type="float">
            <text:p>1467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527" calcext:value-type="float">
            <text:p>3152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757" calcext:value-type="float">
            <text:p>3275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569" calcext:value-type="float">
            <text:p>31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2:11:00.680207724</meta:creation-date>
    <dc:date>2016-08-01T12:14:33.694007475</dc:date>
    <meta:editing-duration>P0D</meta:editing-duration>
    <meta:editing-cycles>1</meta:editing-cycles>
    <meta:document-statistic meta:table-count="1" meta:cell-count="10" meta:object-count="0"/>
    <meta:generator>LibreOffice/4.2.8.2$Linux_X86_64 LibreOffice_project/420m0$Build-2</meta:generator>
  </office:meta>
</office:document-meta>
</file>